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1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oses A. Dropsie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14, 1893</text:p>
      <text:p text:style-name="P4">Month<text:tab/><text:tab/><text:tab/><text:tab/><text:tab/><text:tab/>March</text:p>
      <text:p text:style-name="P4">Year<text:tab/><text:tab/><text:tab/><text:tab/><text:tab/><text:tab/>1893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1316 N. Broad St./</text:p>
      <text:p text:style-name="P2">Dear Sir/</text:p>
      <text:p text:style-name="P2"><text:tab/>I have the pleasure of/ acknowledging the receipt of/ Eleven Dollars which you sent/ to me, being the contributions of/ the Northern Sunday school children/ to the Alliance Is. Un./</text:p>
      <text:p text:style-name="P2">Mr. A. M. Frechie the Treasurer will/ duly acknowledge the receipt/</text:p>
      <text:p text:style-name="P2"><text:tab/>Truly yours/</text:p>
      <text:p text:style-name="P2"><text:tab/>Moses A. Dropsie/</text:p>
      <text:p text:style-name="P2"><text:tab/><text:tab/>March 14 1893/</text:p>
      <text:p text:style-name="P2">Revd. Dr.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5:32:12.46</meta:creation-date>
    <dc:date>2011-12-07T15:35:57.61</dc:date>
    <dc:creator>Penn Libraries</dc:creator>
    <meta:editing-duration>PT00H03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24" meta:character-count="1610"/>
  </office:meta>
</office:document-meta>
</file>